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3.445cm"/>
    </style:style>
    <style:style style:name="co2" style:family="table-column">
      <style:table-column-properties fo:break-before="auto" style:column-width="4.283cm"/>
    </style:style>
    <style:style style:name="co3" style:family="table-column">
      <style:table-column-properties fo:break-before="auto" style:column-width="8.121cm"/>
    </style:style>
    <style:style style:name="co4" style:family="table-column">
      <style:table-column-properties fo:break-before="auto" style:column-width="1.625cm"/>
    </style:style>
    <style:style style:name="co5" style:family="table-column">
      <style:table-column-properties fo:break-before="auto" style:column-width="1.82cm"/>
    </style:style>
    <style:style style:name="co6" style:family="table-column">
      <style:table-column-properties fo:break-before="auto" style:column-width="0.728cm"/>
    </style:style>
    <style:style style:name="co7" style:family="table-column">
      <style:table-column-properties fo:break-before="auto" style:column-width="2.297cm"/>
    </style:style>
    <style:style style:name="co8" style:family="table-column">
      <style:table-column-properties fo:break-before="auto" style:column-width="6.636cm"/>
    </style:style>
    <style:style style:name="co9" style:family="table-column">
      <style:table-column-properties fo:break-before="auto" style:column-width="1.653cm"/>
    </style:style>
    <style:style style:name="co10" style:family="table-column">
      <style:table-column-properties fo:break-before="auto" style:column-width="2.521cm"/>
    </style:style>
    <style:style style:name="co11" style:family="table-column">
      <style:table-column-properties fo:break-before="auto" style:column-width="3.388cm"/>
    </style:style>
    <style:style style:name="co12" style:family="table-column">
      <style:table-column-properties fo:break-before="auto" style:column-width="2.02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61">
      <number:scientific-number number:decimal-places="2" number:min-integer-digits="1" number:min-exponent-digits="2"/>
    </number:number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/>
    <style:style style:name="ce3" style:family="table-cell" style:parent-style-name="Default">
      <style:text-properties style:font-name="Verdana1" style:font-name-asian="DejaVuSans" style:font-name-complex="Lucidasans"/>
    </style:style>
    <style:style style:name="ce4" style:family="table-cell" style:parent-style-name="Default" style:data-style-name="N100"/>
    <style:style style:name="ce5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Verdana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map style:condition="is-true-formula([Sheet1.$J330]&gt;COLUMN([Sheet1.C330])-3)" style:apply-style-name="Excel_5f_CondFormat_5f_1_5f_1_5f_1" style:base-cell-address="Sheet1.C330"/>
    </style:style>
    <style:style style:name="ce7" style:family="table-cell" style:parent-style-name="Default" style:data-style-name="N10">
      <style:map style:condition="is-true-formula([Sheet1.$J330]&gt;COLUMN([Sheet1.C330])-3)" style:apply-style-name="Excel_5f_CondFormat_5f_1_5f_1_5f_1" style:base-cell-address="Sheet1.C330"/>
    </style:style>
    <style:style style:name="ce8" style:family="table-cell" style:parent-style-name="Default" style:data-style-name="N61">
      <style:map style:condition="is-true-formula([Sheet1.$J330]&gt;COLUMN([Sheet1.C330])-3)" style:apply-style-name="Excel_5f_CondFormat_5f_1_5f_1_5f_1" style:base-cell-address="Sheet1.C330"/>
    </style:style>
    <style:style style:name="ce9" style:family="table-cell" style:parent-style-name="Default" style:data-style-name="N0">
      <style:map style:condition="is-true-formula([Sheet1.$J330]&gt;COLUMN([Sheet1.C330])-3)" style:apply-style-name="Excel_5f_CondFormat_5f_1_5f_1_5f_1" style:base-cell-address="Sheet1.C330"/>
    </style:style>
    <style:style style:name="ce10" style:family="table-cell" style:parent-style-name="Default" style:data-style-name="N36">
      <style:map style:condition="is-true-formula([Sheet1.$J330]&gt;COLUMN([Sheet1.C330])-3)" style:apply-style-name="Excel_5f_CondFormat_5f_1_5f_1_5f_1" style:base-cell-address="Sheet1.C330"/>
    </style:style>
    <style:style style:name="ce11" style:family="table-cell" style:parent-style-name="Default" style:data-style-name="N99">
      <style:map style:condition="is-true-formula([Sheet1.$J330]&gt;COLUMN([Sheet1.C330])-3)" style:apply-style-name="Excel_5f_CondFormat_5f_1_5f_1_5f_1" style:base-cell-address="Sheet1.C330"/>
    </style:style>
    <style:style style:name="ce12" style:family="table-cell" style:parent-style-name="Default" style:data-style-name="N164">
      <style:map style:condition="is-true-formula([Sheet1.$J330]&gt;COLUMN([Sheet1.C330])-3)" style:apply-style-name="Excel_5f_CondFormat_5f_1_5f_1_5f_1" style:base-cell-address="Sheet1.C330"/>
    </style:style>
    <style:style style:name="ce13" style:family="table-cell" style:parent-style-name="Default" style:data-style-name="N193">
      <style:map style:condition="is-true-formula([Sheet1.$J330]&gt;COLUMN([Sheet1.C330])-3)" style:apply-style-name="Excel_5f_CondFormat_5f_1_5f_1_5f_1" style:base-cell-address="Sheet1.C330"/>
    </style:style>
    <style:style style:name="ce14" style:family="table-cell" style:parent-style-name="Default" style:data-style-name="N197">
      <style:map style:condition="is-true-formula([Sheet1.$J330]&gt;COLUMN([Sheet1.C330])-3)" style:apply-style-name="Excel_5f_CondFormat_5f_1_5f_1_5f_1" style:base-cell-address="Sheet1.C330"/>
    </style:style>
    <style:style style:name="ce15" style:family="table-cell" style:parent-style-name="Default" style:data-style-name="N199">
      <style:map style:condition="is-true-formula([Sheet1.$J330]&gt;COLUMN([Sheet1.C330])-3)" style:apply-style-name="Excel_5f_CondFormat_5f_1_5f_1_5f_1" style:base-cell-address="Sheet1.C330"/>
    </style:style>
    <style:style style:name="ce16" style:family="table-cell" style:parent-style-name="Default">
      <style:map style:condition="is-true-formula(Sheet1.$#REF!#REF!&gt;COLUMN(Sheet1.F91)-3)" style:apply-style-name="Excel_5f_CondFormat_5f_1_5f_2_5f_1" style:base-cell-address="Sheet1.F91"/>
    </style:style>
    <style:style style:name="ce17" style:family="table-cell" style:parent-style-name="Default" style:data-style-name="N36"/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9" style:family="table-cell" style:parent-style-name="Default">
      <style:text-properties style:use-window-font-color="true" style:text-outline="false" style:text-line-through-style="none" style:font-name="Verdana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0" style:family="table-cell" style:parent-style-name="Default">
      <style:text-properties fo:language="en" fo:country="US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ce19"/>
        <table:table-column table:style-name="co8" table:default-cell-style-name="ce20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42" table:default-cell-style-name="Default"/>
        <table:table-row table:style-name="ro1">
          <table:table-cell table:style-name="ce1" office:value-type="string">
            <text:p>Expected</text:p>
          </table:table-cell>
          <table:table-cell table:style-name="ce1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18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office:value-type="string">
            <text:p>Excel says</text:p>
          </table:table-cell>
          <table:table-cell table:style-name="ce1" office:value-type="string">
            <text:p>Skip for</text:p>
          </table:table-cell>
          <table:table-cell table:style-name="ce1" table:number-columns-repeated="242"/>
        </table:table-row>
        <table:table-row table:style-name="ro2">
          <table:table-cell table:style-name="ce2" office:value-type="float" office:value="123">
            <text:p>123</text:p>
          </table:table-cell>
          <table:table-cell table:formula="oooc:=VALUE([.C2])" office:value-type="float" office:value="123">
            <text:p>123</text:p>
          </table:table-cell>
          <table:table-cell table:style-name="ce6" office:value-type="string">
            <text:p>123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office:value-type="string">
            <text:p>VALUE (does not support blanks!)</text:p>
          </table:table-cell>
          <table:table-cell office:value-type="string">
            <text:p>VALUE</text:p>
          </table:table-cell>
          <table:table-cell table:number-columns-repeated="244"/>
        </table:table-row>
        <table:table-row table:style-name="ro2">
          <table:table-cell table:style-name="ce2" office:value-type="float" office:value="123">
            <text:p>123</text:p>
          </table:table-cell>
          <table:table-cell table:formula="oooc:=VALUE([.C3])" office:value-type="float" office:value="123">
            <text:p>123</text:p>
          </table:table-cell>
          <table:table-cell table:style-name="ce6" office:value-type="string">
            <text:p><text:s/>123 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23.55">
            <text:p>123,55</text:p>
          </table:table-cell>
          <table:table-cell table:formula="oooc:=VALUE([.C4])" office:value-type="float" office:value="123.55">
            <text:p>123,55</text:p>
          </table:table-cell>
          <table:table-cell table:style-name="ce6" office:value-type="string">
            <text:p>123,5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-23">
            <text:p>-23</text:p>
          </table:table-cell>
          <table:table-cell table:formula="oooc:=VALUE([.C5])" office:value-type="float" office:value="-23">
            <text:p>-23</text:p>
          </table:table-cell>
          <table:table-cell table:style-name="ce6" office:value-type="string">
            <text:p><text:s/>- 23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00000000">
            <text:p>100000000</text:p>
          </table:table-cell>
          <table:table-cell table:formula="oooc:=VALUE([.C6])" office:value-type="float" office:value="100000000">
            <text:p>100000000</text:p>
          </table:table-cell>
          <table:table-cell table:style-name="ce6" office:value-type="string">
            <text:p>100 000 000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0.2">
            <text:p>0,2</text:p>
          </table:table-cell>
          <table:table-cell table:formula="oooc:=VALUE([.C7])" office:value-type="float" office:value="0.2">
            <text:p>0,2</text:p>
          </table:table-cell>
          <table:table-cell table:style-name="ce7" office:value-type="string">
            <text:p>20%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1234000">
            <text:p>1234000</text:p>
          </table:table-cell>
          <table:table-cell table:formula="oooc:=VALUE([.C8])" office:value-type="float" office:value="1234000">
            <text:p>1234000</text:p>
          </table:table-cell>
          <table:table-cell table:style-name="ce8" office:value-type="string">
            <text:p>1,234e6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2" office:value-type="float" office:value="-0.0000000123">
            <text:p>0</text:p>
          </table:table-cell>
          <table:table-cell table:formula="oooc:=VALUE([.C9])" office:value-type="float" office:value="-0.0000000123">
            <text:p>0</text:p>
          </table:table-cell>
          <table:table-cell table:style-name="ce8" office:value-type="string">
            <text:p>-123e-10</text:p>
          </table:table-cell>
          <table:table-cell table:style-name="ce8"/>
          <table:table-cell table:style-name="ce6" table:number-columns-repeated="5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-0.000000123456">
            <text:p>0</text:p>
          </table:table-cell>
          <table:table-cell table:formula="oooc:=VALUE([.C10])" office:value-type="float" office:value="-0.000000123456">
            <text:p>0</text:p>
          </table:table-cell>
          <table:table-cell table:style-name="ce8" office:value-type="string">
            <text:p>- 123 456E-12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2.345">
            <text:p>12,35</text:p>
          </table:table-cell>
          <table:table-cell table:formula="oooc:=VALUE([.C11])" office:value-type="float" office:value="12.345">
            <text:p>12,35</text:p>
          </table:table-cell>
          <table:table-cell table:style-name="ce9" office:value-type="float" office:value="12.345">
            <text:p>12,3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9"/>
          <table:table-cell table:style-name="ce6" table:number-columns-repeated="6"/>
          <table:table-cell table:number-columns-repeated="247"/>
        </table:table-row>
        <table:table-row table:style-name="ro2">
          <table:table-cell office:value-type="float" office:value="12.345">
            <text:p>12,35</text:p>
          </table:table-cell>
          <table:table-cell table:formula="oooc:=N([.C13])" office:value-type="float" office:value="12.345">
            <text:p>12,35</text:p>
          </table:table-cell>
          <table:table-cell table:style-name="ce9" office:value-type="float" office:value="12.345">
            <text:p>12,3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office:value-type="string">
            <text:p>N (does not support blanks!)</text:p>
          </table:table-cell>
          <table:table-cell office:value-type="string">
            <text:p>N</text:p>
          </table:table-cell>
          <table:table-cell table:number-columns-repeated="244"/>
        </table:table-row>
        <table:table-row table:style-name="ro2">
          <table:table-cell office:value-type="float" office:value="0">
            <text:p>0</text:p>
          </table:table-cell>
          <table:table-cell table:formula="oooc:=N([.C14])" office:value-type="float" office:value="12345">
            <text:p>12345</text:p>
          </table:table-cell>
          <table:table-cell table:style-name="ce9" office:value-type="string">
            <text:p>1234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39083">
            <text:p>39083</text:p>
          </table:table-cell>
          <table:table-cell table:formula="oooc:=N([.C15])" office:value-type="float" office:value="39083">
            <text:p>39083</text:p>
          </table:table-cell>
          <table:table-cell table:style-name="ce10" office:value-type="date" office:date-value="2007-01-01">
            <text:p>01.01.2007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N([.C16])" office:value-type="float" office:value="39083">
            <text:p>39083</text:p>
          </table:table-cell>
          <table:table-cell table:style-name="ce9" office:value-type="string">
            <text:p>01.01.2007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1">
            <text:p>1</text:p>
          </table:table-cell>
          <table:table-cell table:formula="oooc:=N([.C17])" office:value-type="float" office:value="1">
            <text:p>1</text:p>
          </table:table-cell>
          <table:table-cell table:style-name="ce11" office:value-type="boolean" office:boolean-value="true">
            <text:p>ИСТИНА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N([.C18])" office:value-type="float" office:value="0">
            <text:p>0</text:p>
          </table:table-cell>
          <table:table-cell table:style-name="ce11" office:value-type="boolean" office:boolean-value="false">
            <text:p>ЛОЖЬ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9"/>
          <table:table-cell table:style-name="ce6" table:number-columns-repeated="6"/>
          <table:table-cell table:number-columns-repeated="247"/>
        </table:table-row>
        <table:table-row table:style-name="ro2">
          <table:table-cell office:value-type="string">
            <text:p>AaBbCcDd</text:p>
          </table:table-cell>
          <table:table-cell table:formula="oooc:=T([.C20])" office:value-type="string" office:string-value="AaBbCcDd">
            <text:p>AaBbCcDd</text:p>
          </table:table-cell>
          <table:table-cell table:style-name="ce9" office:value-type="string">
            <text:p>AaBbCcDd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office:value-type="string">
            <text:p>T (does not support blanks!)</text:p>
          </table:table-cell>
          <table:table-cell office:value-type="string">
            <text:p>T</text:p>
          </table:table-cell>
          <table:table-cell table:number-columns-repeated="244"/>
        </table:table-row>
        <table:table-row table:style-name="ro2">
          <table:table-cell office:value-type="string">
            <text:p>АаБбВвГгДд</text:p>
          </table:table-cell>
          <table:table-cell table:formula="oooc:=T([.C21])" office:value-type="string" office:string-value="АаБбВвГгДд">
            <text:p>АаБбВвГгДд</text:p>
          </table:table-cell>
          <table:table-cell table:style-name="ce9" office:value-type="string">
            <text:p>АаБбВвГгДд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style-name="ce3" table:formula="oooc:=&quot;&quot;">
            <text:p/>
          </table:table-cell>
          <table:table-cell table:formula="oooc:=T([.C22])">
            <text:p/>
          </table:table-cell>
          <table:table-cell table:style-name="ce9" office:value-type="float" office:value="123.45">
            <text:p>123,4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123,45</text:p>
          </table:table-cell>
          <table:table-cell table:formula="oooc:=T([.C23])" office:value-type="string" office:string-value="123,45">
            <text:p>123,45</text:p>
          </table:table-cell>
          <table:table-cell table:style-name="ce9" office:value-type="string">
            <text:p>123,45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24])">
            <text:p/>
          </table:table-cell>
          <table:table-cell table:style-name="ce10" office:value-type="date" office:date-value="2007-01-01">
            <text:p>01.01.2007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office:value-type="string">
            <text:p>01.01.2007</text:p>
          </table:table-cell>
          <table:table-cell table:formula="oooc:=T([.C25])" office:value-type="string" office:string-value="01.01.2007">
            <text:p>01.01.2007</text:p>
          </table:table-cell>
          <table:table-cell table:style-name="ce9" office:value-type="string">
            <text:p>01.01.2007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26])">
            <text:p/>
          </table:table-cell>
          <table:table-cell table:style-name="ce11" office:value-type="boolean" office:boolean-value="true">
            <text:p>ИСТИНА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2">
          <table:table-cell table:formula="oooc:=&quot;&quot;">
            <text:p/>
          </table:table-cell>
          <table:table-cell table:formula="oooc:=T([.C27])">
            <text:p/>
          </table:table-cell>
          <table:table-cell table:style-name="ce11" office:value-type="boolean" office:boolean-value="false">
            <text:p>ЛОЖЬ</text:p>
          </table:table-cell>
          <table:table-cell table:style-name="ce6" table:number-columns-repeated="6"/>
          <table:table-cell office:value-type="float" office:value="1">
            <text:p>1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>
          <table:table-cell office:value-type="string">
            <text:p>0</text:p>
          </table:table-cell>
          <table:table-cell table:formula="oooc:=TEXT([.C29];[.D29])" office:value-type="string" office:string-value="0">
            <text:p>0</text:p>
          </table:table-cell>
          <table:table-cell table:style-name="ce9" office:value-type="float" office:value="0">
            <text:p>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office:value-type="string">
            <text:p>TEXT (does not support blanks!)</text:p>
          </table:table-cell>
          <table:table-cell office:value-type="string">
            <text:p>TEXT</text:p>
          </table:table-cell>
          <table:table-cell table:number-columns-repeated="244"/>
        </table:table-row>
        <table:table-row table:style-name="ro2">
          <table:table-cell office:value-type="string">
            <text:p>99999999999</text:p>
          </table:table-cell>
          <table:table-cell table:formula="oooc:=TEXT([.C30];[.D30])" office:value-type="string" office:string-value="99999999999,5">
            <text:p>99999999999,5</text:p>
          </table:table-cell>
          <table:table-cell table:style-name="ce12" office:value-type="float" office:value="99999999999.4999">
            <text:p>99999999999,49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E+11</text:p>
          </table:table-cell>
          <table:table-cell table:formula="oooc:=TEXT([.C31];[.D31])" office:value-type="string" office:string-value="99999999999,5">
            <text:p>99999999999,5</text:p>
          </table:table-cell>
          <table:table-cell table:style-name="ce12" office:value-type="float" office:value="99999999999.5">
            <text:p>99999999999,5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0,000000009</text:p>
          </table:table-cell>
          <table:table-cell table:formula="oooc:=TEXT([.C32];[.D32])" office:value-type="string" office:string-value="0">
            <text:p>0</text:p>
          </table:table-cell>
          <table:table-cell table:style-name="ce13" office:value-type="float" office:value="0.000000009">
            <text:p>0,000000009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3.704cm" svg:y="14.61cm" draw:caption-point-x="-33.704cm" draw:caption-point-y="-14.61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9E-09</text:p>
          </table:table-cell>
          <table:table-cell table:formula="oooc:=TEXT([.C33];[.D33])" office:value-type="string" office:string-value="0">
            <text:p>0</text:p>
          </table:table-cell>
          <table:table-cell table:style-name="ce13" office:value-type="float" office:value="0.000000009000001">
            <text:p>0,0000000090000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3.704cm" svg:y="15.081cm" draw:caption-point-x="-33.704cm" draw:caption-point-y="-15.081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7,77778E-05</text:p>
          </table:table-cell>
          <table:table-cell table:formula="oooc:=TEXT([.C34];[.D34])" office:value-type="string" office:string-value="0">
            <text:p>0</text:p>
          </table:table-cell>
          <table:table-cell table:style-name="ce14" office:value-type="float" office:value="0.0000777777777777777">
            <text:p>0,0000777777777777777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3.704cm" svg:y="15.552cm" draw:caption-point-x="-33.704cm" draw:caption-point-y="-15.552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0777778</text:p>
          </table:table-cell>
          <table:table-cell table:formula="oooc:=TEXT([.C35];[.D35])" office:value-type="string" office:string-value="0">
            <text:p>0</text:p>
          </table:table-cell>
          <table:table-cell table:style-name="ce14" office:value-type="float" office:value="0.000777777777777777">
            <text:p>0,000777777777777777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3.704cm" svg:y="16.023cm" draw:caption-point-x="-33.704cm" draw:caption-point-y="-16.023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7777778</text:p>
          </table:table-cell>
          <table:table-cell table:formula="oooc:=TEXT([.C36];[.D36])" office:value-type="string" office:string-value="0,01">
            <text:p>0,01</text:p>
          </table:table-cell>
          <table:table-cell table:style-name="ce14" office:value-type="float" office:value="0.00777777777777777">
            <text:p>0,00777777777777777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3.704cm" svg:y="16.494cm" draw:caption-point-x="-33.704cm" draw:caption-point-y="-16.49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77777778</text:p>
          </table:table-cell>
          <table:table-cell table:formula="oooc:=TEXT([.C37];[.D37])" office:value-type="string" office:string-value="0,08">
            <text:p>0,08</text:p>
          </table:table-cell>
          <table:table-cell table:style-name="ce14" office:value-type="float" office:value="0.0777777777777777">
            <text:p>0,0777777777777777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3.704cm" svg:y="16.965cm" draw:caption-point-x="-33.704cm" draw:caption-point-y="-16.965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777777778</text:p>
          </table:table-cell>
          <table:table-cell table:formula="oooc:=TEXT([.C38];[.D38])" office:value-type="string" office:string-value="0,78">
            <text:p>0,78</text:p>
          </table:table-cell>
          <table:table-cell table:style-name="ce14" office:value-type="float" office:value="0.777777777777777">
            <text:p>0,777777777777777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3.704cm" svg:y="17.436cm" draw:caption-point-x="-33.704cm" draw:caption-point-y="-17.436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7,777777778</text:p>
          </table:table-cell>
          <table:table-cell table:formula="oooc:=TEXT([.C39];[.D39])" office:value-type="string" office:string-value="7,78">
            <text:p>7,78</text:p>
          </table:table-cell>
          <table:table-cell table:style-name="ce14" office:value-type="float" office:value="7.77777777777777">
            <text:p>7,77777777777777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3.704cm" svg:y="17.907cm" draw:caption-point-x="-33.704cm" draw:caption-point-y="-17.907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77,77777778</text:p>
          </table:table-cell>
          <table:table-cell table:formula="oooc:=TEXT([.C40];[.D40])" office:value-type="string" office:string-value="77,78">
            <text:p>77,78</text:p>
          </table:table-cell>
          <table:table-cell table:style-name="ce14" office:value-type="float" office:value="77.7777777777777">
            <text:p>77,7777777777777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3.704cm" svg:y="18.378cm" draw:caption-point-x="-33.704cm" draw:caption-point-y="-18.378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777,7777778</text:p>
          </table:table-cell>
          <table:table-cell table:formula="oooc:=TEXT([.C41];[.D41])" office:value-type="string" office:string-value="777,78">
            <text:p>777,78</text:p>
          </table:table-cell>
          <table:table-cell table:style-name="ce14" office:value-type="float" office:value="777.777777777777">
            <text:p>777,777777777777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3.704cm" svg:y="18.849cm" draw:caption-point-x="-33.704cm" draw:caption-point-y="-18.849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7777,777778</text:p>
          </table:table-cell>
          <table:table-cell table:formula="oooc:=TEXT([.C42];[.D42])" office:value-type="string" office:string-value="7777,78">
            <text:p>7777,78</text:p>
          </table:table-cell>
          <table:table-cell table:style-name="ce14" office:value-type="float" office:value="7777.77777777777">
            <text:p>7777,77777777777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,77778</text:p>
          </table:table-cell>
          <table:table-cell table:formula="oooc:=TEXT([.C43];[.D43])" office:value-type="string" office:string-value="77777,78">
            <text:p>77777,78</text:p>
          </table:table-cell>
          <table:table-cell table:style-name="ce14" office:value-type="float" office:value="77777.7777777777">
            <text:p>77777,7777777777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,7778</text:p>
          </table:table-cell>
          <table:table-cell table:formula="oooc:=TEXT([.C44];[.D44])" office:value-type="string" office:string-value="777777,78">
            <text:p>777777,78</text:p>
          </table:table-cell>
          <table:table-cell table:style-name="ce14" office:value-type="float" office:value="777777.777777777">
            <text:p>777777,777777777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,778</text:p>
          </table:table-cell>
          <table:table-cell table:formula="oooc:=TEXT([.C45];[.D45])" office:value-type="string" office:string-value="7777777,78">
            <text:p>7777777,78</text:p>
          </table:table-cell>
          <table:table-cell table:style-name="ce14" office:value-type="float" office:value="7777777.77777777">
            <text:p>7777777,77777777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,78</text:p>
          </table:table-cell>
          <table:table-cell table:formula="oooc:=TEXT([.C46];[.D46])" office:value-type="string" office:string-value="77777777,78">
            <text:p>77777777,78</text:p>
          </table:table-cell>
          <table:table-cell table:style-name="ce14" office:value-type="float" office:value="77777777.7777777">
            <text:p>77777777,7777777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7,8</text:p>
          </table:table-cell>
          <table:table-cell table:formula="oooc:=TEXT([.C47];[.D47])" office:value-type="string" office:string-value="777777777,78">
            <text:p>777777777,78</text:p>
          </table:table-cell>
          <table:table-cell table:style-name="ce14" office:value-type="float" office:value="777777777.777777">
            <text:p>777777777,777777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78</text:p>
          </table:table-cell>
          <table:table-cell table:formula="oooc:=TEXT([.C48];[.D48])" office:value-type="string" office:string-value="7777777777,78">
            <text:p>7777777777,78</text:p>
          </table:table-cell>
          <table:table-cell table:style-name="ce14" office:value-type="float" office:value="7777777777.77777">
            <text:p>7777777777,77777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7777777778</text:p>
          </table:table-cell>
          <table:table-cell table:formula="oooc:=TEXT([.C49];[.D49])" office:value-type="string" office:string-value="77777777777,78">
            <text:p>77777777777,78</text:p>
          </table:table-cell>
          <table:table-cell table:style-name="ce14" office:value-type="float" office:value="77777777777.7777">
            <text:p>77777777777,7777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,77778E+11</text:p>
          </table:table-cell>
          <table:table-cell table:formula="oooc:=TEXT([.C50];[.D50])" office:value-type="string" office:string-value="777777777777,78">
            <text:p>777777777777,78</text:p>
          </table:table-cell>
          <table:table-cell table:style-name="ce14" office:value-type="float" office:value="777777777777.777">
            <text:p>777777777777,7770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,77778E+12</text:p>
          </table:table-cell>
          <table:table-cell table:formula="oooc:=TEXT([.C51];[.D51])" office:value-type="string" office:string-value="7777777777777,77">
            <text:p>7777777777777,77</text:p>
          </table:table-cell>
          <table:table-cell table:style-name="ce14" office:value-type="float" office:value="7777777777777.77">
            <text:p>7777777777777,7700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7,77778E+13</text:p>
          </table:table-cell>
          <table:table-cell table:formula="oooc:=TEXT([.C52];[.D52])" office:value-type="string" office:string-value="77777777777777,7">
            <text:p>77777777777777,7</text:p>
          </table:table-cell>
          <table:table-cell table:style-name="ce14" office:value-type="float" office:value="77777777777777.7">
            <text:p>77777777777777,7000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3.704cm" svg:y="24.029cm" draw:caption-point-x="-33.704cm" draw:caption-point-y="-24.029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7,77778E+14</text:p>
          </table:table-cell>
          <table:table-cell table:formula="oooc:=TEXT([.C53];[.D53])" office:value-type="string" office:string-value="777777777777777">
            <text:p>777777777777777</text:p>
          </table:table-cell>
          <table:table-cell table:style-name="ce14" office:value-type="float" office:value="777777777777777">
            <text:p>777777777777777,0000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3.704cm" svg:y="24.5cm" draw:caption-point-x="-33.704cm" draw:caption-point-y="-24.5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-777777777,8</text:p>
          </table:table-cell>
          <table:table-cell table:formula="oooc:=TEXT([.C54];[.D54])" office:value-type="string" office:string-value="-777777777,78">
            <text:p>-777777777,78</text:p>
          </table:table-cell>
          <table:table-cell table:style-name="ce14" office:value-type="float" office:value="-777777777.777777">
            <text:p>-777777777,777777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7777777778</text:p>
          </table:table-cell>
          <table:table-cell table:formula="oooc:=TEXT([.C55];[.D55])" office:value-type="string" office:string-value="-7777777777,78">
            <text:p>-7777777777,78</text:p>
          </table:table-cell>
          <table:table-cell table:style-name="ce14" office:value-type="float" office:value="-7777777777.77777">
            <text:p>-7777777777,77777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77777777778</text:p>
          </table:table-cell>
          <table:table-cell table:formula="oooc:=TEXT([.C56];[.D56])" office:value-type="string" office:string-value="-77777777777,78">
            <text:p>-77777777777,78</text:p>
          </table:table-cell>
          <table:table-cell table:style-name="ce14" office:value-type="float" office:value="-77777777777.7777">
            <text:p>-77777777777,7777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7,77778E+11</text:p>
          </table:table-cell>
          <table:table-cell table:formula="oooc:=TEXT([.C57];[.D57])" office:value-type="string" office:string-value="-777777777777,78">
            <text:p>-777777777777,78</text:p>
          </table:table-cell>
          <table:table-cell table:style-name="ce14" office:value-type="float" office:value="-777777777777.777">
            <text:p>-777777777777,77700000000000000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0,000000001</text:p>
          </table:table-cell>
          <table:table-cell table:formula="oooc:=TEXT([.C58];[.D58])" office:value-type="string" office:string-value="0">
            <text:p>0</text:p>
          </table:table-cell>
          <table:table-cell table:style-name="ce15" office:value-type="float" office:value="0.000000001">
            <text:p>0,00000000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3.704cm" svg:y="26.855cm" draw:caption-point-x="-33.704cm" draw:caption-point-y="-26.855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0000011</text:p>
          </table:table-cell>
          <table:table-cell table:formula="oooc:=TEXT([.C59];[.D59])" office:value-type="string" office:string-value="0">
            <text:p>0</text:p>
          </table:table-cell>
          <table:table-cell table:style-name="ce15" office:value-type="float" office:value="0.000000011">
            <text:p>0,0000000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3.704cm" svg:y="27.326cm" draw:caption-point-x="-33.704cm" draw:caption-point-y="-27.326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0000111</text:p>
          </table:table-cell>
          <table:table-cell table:formula="oooc:=TEXT([.C60];[.D60])" office:value-type="string" office:string-value="0">
            <text:p>0</text:p>
          </table:table-cell>
          <table:table-cell table:style-name="ce15" office:value-type="float" office:value="0.000000111">
            <text:p>0,000000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3.704cm" svg:y="27.797cm" draw:caption-point-x="-33.704cm" draw:caption-point-y="-27.797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0001111</text:p>
          </table:table-cell>
          <table:table-cell table:formula="oooc:=TEXT([.C61];[.D61])" office:value-type="string" office:string-value="0">
            <text:p>0</text:p>
          </table:table-cell>
          <table:table-cell table:style-name="ce15" office:value-type="float" office:value="0.000001111">
            <text:p>0,00000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3.704cm" svg:y="28.268cm" draw:caption-point-x="-33.704cm" draw:caption-point-y="-28.268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0011111</text:p>
          </table:table-cell>
          <table:table-cell table:formula="oooc:=TEXT([.C62];[.D62])" office:value-type="string" office:string-value="0">
            <text:p>0</text:p>
          </table:table-cell>
          <table:table-cell table:style-name="ce15" office:value-type="float" office:value="0.000011111">
            <text:p>0,00001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3.704cm" svg:y="28.739cm" draw:caption-point-x="-33.704cm" draw:caption-point-y="-28.739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0111111</text:p>
          </table:table-cell>
          <table:table-cell table:formula="oooc:=TEXT([.C63];[.D63])" office:value-type="string" office:string-value="0">
            <text:p>0</text:p>
          </table:table-cell>
          <table:table-cell table:style-name="ce15" office:value-type="float" office:value="0.000111111">
            <text:p>0,00011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3.704cm" svg:y="29.21cm" draw:caption-point-x="-33.704cm" draw:caption-point-y="-29.21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1111111</text:p>
          </table:table-cell>
          <table:table-cell table:formula="oooc:=TEXT([.C64];[.D64])" office:value-type="string" office:string-value="0">
            <text:p>0</text:p>
          </table:table-cell>
          <table:table-cell table:style-name="ce15" office:value-type="float" office:value="0.001111111">
            <text:p>0,00111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3.704cm" svg:y="29.681cm" draw:caption-point-x="-33.704cm" draw:caption-point-y="-29.681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11111111</text:p>
          </table:table-cell>
          <table:table-cell table:formula="oooc:=TEXT([.C65];[.D65])" office:value-type="string" office:string-value="0,01">
            <text:p>0,01</text:p>
          </table:table-cell>
          <table:table-cell table:style-name="ce15" office:value-type="float" office:value="0.011111111">
            <text:p>0,01111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3.704cm" svg:y="30.152cm" draw:caption-point-x="-33.704cm" draw:caption-point-y="-30.152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111111111</text:p>
          </table:table-cell>
          <table:table-cell table:formula="oooc:=TEXT([.C66];[.D66])" office:value-type="string" office:string-value="0,11">
            <text:p>0,11</text:p>
          </table:table-cell>
          <table:table-cell table:style-name="ce15" office:value-type="float" office:value="0.111111111">
            <text:p>0,11111111100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3.704cm" svg:y="30.623cm" draw:caption-point-x="-33.704cm" draw:caption-point-y="-30.623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E-11</text:p>
          </table:table-cell>
          <table:table-cell table:formula="oooc:=TEXT([.C67];[.D67])" office:value-type="string" office:string-value="0">
            <text:p>0</text:p>
          </table:table-cell>
          <table:table-cell table:style-name="ce15" office:value-type="float" office:value="0.00000000001">
            <text:p>0,000000000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3.704cm" svg:y="31.094cm" draw:caption-point-x="-33.704cm" draw:caption-point-y="-31.09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1E-10</text:p>
          </table:table-cell>
          <table:table-cell table:formula="oooc:=TEXT([.C68];[.D68])" office:value-type="string" office:string-value="0">
            <text:p>0</text:p>
          </table:table-cell>
          <table:table-cell table:style-name="ce15" office:value-type="float" office:value="0.00000000011">
            <text:p>0,0000000001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9cm" svg:x="33.704cm" svg:y="31.564cm" draw:caption-point-x="-33.704cm" draw:caption-point-y="-31.56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01E-09</text:p>
          </table:table-cell>
          <table:table-cell table:formula="oooc:=TEXT([.C69];[.D69])" office:value-type="string" office:string-value="0">
            <text:p>0</text:p>
          </table:table-cell>
          <table:table-cell table:style-name="ce15" office:value-type="float" office:value="0.00000000101">
            <text:p>0,00000000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9cm" svg:x="33.704cm" svg:y="32.035cm" draw:caption-point-x="-33.704cm" draw:caption-point-y="-32.035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101E-08</text:p>
          </table:table-cell>
          <table:table-cell table:formula="oooc:=TEXT([.C70];[.D70])" office:value-type="string" office:string-value="0">
            <text:p>0</text:p>
          </table:table-cell>
          <table:table-cell table:style-name="ce15" office:value-type="float" office:value="0.00000001101">
            <text:p>0,0000000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9cm" svg:x="33.704cm" svg:y="32.506cm" draw:caption-point-x="-33.704cm" draw:caption-point-y="-32.506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1101E-07</text:p>
          </table:table-cell>
          <table:table-cell table:formula="oooc:=TEXT([.C71];[.D71])" office:value-type="string" office:string-value="0">
            <text:p>0</text:p>
          </table:table-cell>
          <table:table-cell table:style-name="ce15" office:value-type="float" office:value="0.00000011101">
            <text:p>0,000000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9cm" svg:x="33.704cm" svg:y="32.977cm" draw:caption-point-x="-33.704cm" draw:caption-point-y="-32.977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11101E-06</text:p>
          </table:table-cell>
          <table:table-cell table:formula="oooc:=TEXT([.C72];[.D72])" office:value-type="string" office:string-value="0">
            <text:p>0</text:p>
          </table:table-cell>
          <table:table-cell table:style-name="ce15" office:value-type="float" office:value="0.00000111101">
            <text:p>0,00000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9cm" svg:x="33.704cm" svg:y="33.448cm" draw:caption-point-x="-33.704cm" draw:caption-point-y="-33.448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1111E-05</text:p>
          </table:table-cell>
          <table:table-cell table:formula="oooc:=TEXT([.C73];[.D73])" office:value-type="string" office:string-value="0">
            <text:p>0</text:p>
          </table:table-cell>
          <table:table-cell table:style-name="ce15" office:value-type="float" office:value="0.00001111101">
            <text:p>0,00001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3.704cm" svg:y="33.919cm" draw:caption-point-x="-33.704cm" draw:caption-point-y="-33.919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0111111</text:p>
          </table:table-cell>
          <table:table-cell table:formula="oooc:=TEXT([.C74];[.D74])" office:value-type="string" office:string-value="0">
            <text:p>0</text:p>
          </table:table-cell>
          <table:table-cell table:style-name="ce15" office:value-type="float" office:value="0.00011111101">
            <text:p>0,00011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3.704cm" svg:y="34.39cm" draw:caption-point-x="-33.704cm" draw:caption-point-y="-34.39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1111111</text:p>
          </table:table-cell>
          <table:table-cell table:formula="oooc:=TEXT([.C75];[.D75])" office:value-type="string" office:string-value="0">
            <text:p>0</text:p>
          </table:table-cell>
          <table:table-cell table:style-name="ce15" office:value-type="float" office:value="0.00111111101">
            <text:p>0,00111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3.704cm" svg:y="34.861cm" draw:caption-point-x="-33.704cm" draw:caption-point-y="-34.861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11111111</text:p>
          </table:table-cell>
          <table:table-cell table:formula="oooc:=TEXT([.C76];[.D76])" office:value-type="string" office:string-value="0,01">
            <text:p>0,01</text:p>
          </table:table-cell>
          <table:table-cell table:style-name="ce15" office:value-type="float" office:value="0.01111111101">
            <text:p>0,01111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3.704cm" svg:y="35.332cm" draw:caption-point-x="-33.704cm" draw:caption-point-y="-35.332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111111111</text:p>
          </table:table-cell>
          <table:table-cell table:formula="oooc:=TEXT([.C77];[.D77])" office:value-type="string" office:string-value="0,11">
            <text:p>0,11</text:p>
          </table:table-cell>
          <table:table-cell table:style-name="ce15" office:value-type="float" office:value="0.11111111101">
            <text:p>0,11111111101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3.704cm" svg:y="35.803cm" draw:caption-point-x="-33.704cm" draw:caption-point-y="-35.803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9,9E-10</text:p>
          </table:table-cell>
          <table:table-cell table:formula="oooc:=TEXT([.C78];[.D78])" office:value-type="string" office:string-value="0">
            <text:p>0</text:p>
          </table:table-cell>
          <table:table-cell table:style-name="ce15" office:value-type="float" office:value="0.00000000099">
            <text:p>0,000000000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3.704cm" svg:y="36.274cm" draw:caption-point-x="-33.704cm" draw:caption-point-y="-36.274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99E-09</text:p>
          </table:table-cell>
          <table:table-cell table:formula="oooc:=TEXT([.C79];[.D79])" office:value-type="string" office:string-value="0">
            <text:p>0</text:p>
          </table:table-cell>
          <table:table-cell table:style-name="ce15" office:value-type="float" office:value="0.00000000199">
            <text:p>0,00000000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3.704cm" svg:y="36.745cm" draw:caption-point-x="-33.704cm" draw:caption-point-y="-36.745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199E-08</text:p>
          </table:table-cell>
          <table:table-cell table:formula="oooc:=TEXT([.C80];[.D80])" office:value-type="string" office:string-value="0">
            <text:p>0</text:p>
          </table:table-cell>
          <table:table-cell table:style-name="ce15" office:value-type="float" office:value="0.00000001199">
            <text:p>0,0000000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3.704cm" svg:y="37.216cm" draw:caption-point-x="-33.704cm" draw:caption-point-y="-37.216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1199E-07</text:p>
          </table:table-cell>
          <table:table-cell table:formula="oooc:=TEXT([.C81];[.D81])" office:value-type="string" office:string-value="0">
            <text:p>0</text:p>
          </table:table-cell>
          <table:table-cell table:style-name="ce15" office:value-type="float" office:value="0.00000011199">
            <text:p>0,000000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3.704cm" svg:y="37.687cm" draw:caption-point-x="-33.704cm" draw:caption-point-y="-37.687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11199E-06</text:p>
          </table:table-cell>
          <table:table-cell table:formula="oooc:=TEXT([.C82];[.D82])" office:value-type="string" office:string-value="0">
            <text:p>0</text:p>
          </table:table-cell>
          <table:table-cell table:style-name="ce15" office:value-type="float" office:value="0.00000111199">
            <text:p>0,00000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3.704cm" svg:y="38.158cm" draw:caption-point-x="-33.704cm" draw:caption-point-y="-38.158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1,1112E-05</text:p>
          </table:table-cell>
          <table:table-cell table:formula="oooc:=TEXT([.C83];[.D83])" office:value-type="string" office:string-value="0">
            <text:p>0</text:p>
          </table:table-cell>
          <table:table-cell table:style-name="ce15" office:value-type="float" office:value="0.00001111199">
            <text:p>0,00001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3.704cm" svg:y="38.629cm" draw:caption-point-x="-33.704cm" draw:caption-point-y="-38.629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0111112</text:p>
          </table:table-cell>
          <table:table-cell table:formula="oooc:=TEXT([.C84];[.D84])" office:value-type="string" office:string-value="0">
            <text:p>0</text:p>
          </table:table-cell>
          <table:table-cell table:style-name="ce15" office:value-type="float" office:value="0.00011111199">
            <text:p>0,00011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3.704cm" svg:y="39.1cm" draw:caption-point-x="-33.704cm" draw:caption-point-y="-39.1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01111112</text:p>
          </table:table-cell>
          <table:table-cell table:formula="oooc:=TEXT([.C85];[.D85])" office:value-type="string" office:string-value="0">
            <text:p>0</text:p>
          </table:table-cell>
          <table:table-cell table:style-name="ce15" office:value-type="float" office:value="0.00111111199">
            <text:p>0,00111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3.704cm" svg:y="39.571cm" draw:caption-point-x="-33.704cm" draw:caption-point-y="-39.571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011111112</text:p>
          </table:table-cell>
          <table:table-cell table:formula="oooc:=TEXT([.C86];[.D86])" office:value-type="string" office:string-value="0,01">
            <text:p>0,01</text:p>
          </table:table-cell>
          <table:table-cell table:style-name="ce15" office:value-type="float" office:value="0.01111111199">
            <text:p>0,01111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48cm" svg:x="33.704cm" svg:y="40.042cm" draw:caption-point-x="-33.704cm" draw:caption-point-y="-40.042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0,111111112</text:p>
          </table:table-cell>
          <table:table-cell table:formula="oooc:=TEXT([.C87];[.D87])" office:value-type="string" office:string-value="0,11">
            <text:p>0,11</text:p>
          </table:table-cell>
          <table:table-cell table:style-name="ce15" office:value-type="float" office:value="0.11111111199">
            <text:p>0,11111111199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3"/>
          <table:table-cell office:value-type="string">
            <office:annotation draw:style-name="gr1" draw:text-style-name="P1" svg:width="3.573cm" svg:height="2.013cm" svg:x="33.704cm" svg:y="40.513cm" draw:caption-point-x="-33.704cm" draw:caption-point-y="-40.513cm">
              <dc:date>2007-11-07T00:00:00</dc:date>
              <text:p text:style-name="P1"><text:span text:style-name="T1">vkorenev:</text:span></text:p>
              <text:p text:style-name="P1"><text:span text:style-name="T2">Precision problem</text:span></text:p>
            </office:annotation>
            <text:p>bigdecimal, long</text:p>
          </table:table-cell>
          <table:table-cell table:number-columns-repeated="242"/>
        </table:table-row>
        <table:table-row table:style-name="ro2">
          <table:table-cell office:value-type="string">
            <text:p>AaBbCcDd</text:p>
          </table:table-cell>
          <table:table-cell table:formula="oooc:=TEXT([.C88];[.D88])" office:value-type="string" office:string-value="0">
            <text:p>0</text:p>
          </table:table-cell>
          <table:table-cell table:style-name="ce9" office:value-type="string">
            <text:p>AaBbCcDd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АаБбВвГгДд</text:p>
          </table:table-cell>
          <table:table-cell table:formula="oooc:=TEXT([.C89];[.D89])" office:value-type="string" office:string-value="0">
            <text:p>0</text:p>
          </table:table-cell>
          <table:table-cell table:style-name="ce9" office:value-type="string">
            <text:p>АаБбВвГгДд</text:p>
          </table:table-cell>
          <table:table-cell table:style-name="ce6" office:value-type="string">
            <text:p>@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>
          <table:table-cell table:style-name="ce4" office:value-type="string">
            <text:p>1 234,35</text:p>
          </table:table-cell>
          <table:table-cell table:formula="oooc:=FIXED([.C91])" office:value-type="string" office:string-value="1 234,35">
            <text:p>1 234,35</text:p>
          </table:table-cell>
          <table:table-cell table:style-name="ce6" office:value-type="float" office:value="1234.3456">
            <text:p>1234,35</text:p>
          </table:table-cell>
          <table:table-cell table:style-name="ce6" table:number-columns-repeated="2"/>
          <table:table-cell table:style-name="ce16"/>
          <table:table-cell table:style-name="ce6" table:number-columns-repeated="3"/>
          <table:table-cell office:value-type="float" office:value="1">
            <text:p>1</text:p>
          </table:table-cell>
          <table:table-cell table:number-columns-repeated="2" office:value-type="string">
            <text:p>FIXED</text:p>
          </table:table-cell>
          <table:table-cell table:number-columns-repeated="244"/>
        </table:table-row>
        <table:table-row table:style-name="ro2">
          <table:table-cell office:value-type="string">
            <text:p>12,340</text:p>
          </table:table-cell>
          <table:table-cell table:formula="oooc:=FIXED([.C92];[.D92])" office:value-type="string" office:string-value="12,340">
            <text:p>12,340</text:p>
          </table:table-cell>
          <table:table-cell table:style-name="ce6" office:value-type="float" office:value="12.34">
            <text:p>12,34</text:p>
          </table:table-cell>
          <table:table-cell table:style-name="ce6" office:value-type="float" office:value="3">
            <text:p>3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 345,340</text:p>
          </table:table-cell>
          <table:table-cell table:formula="oooc:=FIXED([.C93];[.D93])" office:value-type="string" office:string-value="12 345,340">
            <text:p>12 345,340</text:p>
          </table:table-cell>
          <table:table-cell table:style-name="ce6" office:value-type="float" office:value="12345.34">
            <text:p>12345,34</text:p>
          </table:table-cell>
          <table:table-cell table:style-name="ce6" office:value-type="float" office:value="3">
            <text:p>3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3 456 789,123</text:p>
          </table:table-cell>
          <table:table-cell table:formula="oooc:=FIXED([.C94];[.D94])" office:value-type="string" office:string-value="123 456 789,123">
            <text:p>123 456 789,123</text:p>
          </table:table-cell>
          <table:table-cell table:style-name="ce6" office:value-type="float" office:value="123456789.123456">
            <text:p>123456789,12</text:p>
          </table:table-cell>
          <table:table-cell table:style-name="ce6" office:value-type="float" office:value="3">
            <text:p>3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 300</text:p>
          </table:table-cell>
          <table:table-cell table:formula="oooc:=FIXED([.C95];[.D95])" office:value-type="string" office:string-value="12 300">
            <text:p>12 300</text:p>
          </table:table-cell>
          <table:table-cell table:style-name="ce6" office:value-type="float" office:value="12345.34">
            <text:p>12345,34</text:p>
          </table:table-cell>
          <table:table-cell table:style-name="ce6" office:value-type="float" office:value="-2">
            <text:p>-2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345,340</text:p>
          </table:table-cell>
          <table:table-cell table:formula="oooc:=FIXED([.C96];[.D96];[.E96])" office:value-type="string" office:string-value="12345,340">
            <text:p>12345,340</text:p>
          </table:table-cell>
          <table:table-cell table:style-name="ce6" office:value-type="float" office:value="12345.34">
            <text:p>12345,34</text:p>
          </table:table-cell>
          <table:table-cell table:style-name="ce6" office:value-type="float" office:value="3">
            <text:p>3</text:p>
          </table:table-cell>
          <table:table-cell table:style-name="ce11" office:value-type="boolean" office:boolean-value="true">
            <text:p>ИСТИНА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12 345,340</text:p>
          </table:table-cell>
          <table:table-cell table:formula="oooc:=FIXED([.C97];[.D97];[.E97])" office:value-type="string" office:string-value="12 345,340">
            <text:p>12 345,340</text:p>
          </table:table-cell>
          <table:table-cell table:style-name="ce6" office:value-type="float" office:value="12345.34">
            <text:p>12345,34</text:p>
          </table:table-cell>
          <table:table-cell table:style-name="ce6" office:value-type="float" office:value="3">
            <text:p>3</text:p>
          </table:table-cell>
          <table:table-cell table:style-name="ce11" office:value-type="boolean" office:boolean-value="false">
            <text:p>ЛОЖЬ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1 234 567 891 234,56</text:p>
          </table:table-cell>
          <table:table-cell table:formula="oooc:=FIXED([.C98];[.D98];[.E98])" office:value-type="string" office:string-value="1 234 567 891 234,56">
            <text:p>1 234 567 891 234,56</text:p>
          </table:table-cell>
          <table:table-cell table:style-name="ce6" office:value-type="float" office:value="1234567891234.56">
            <text:p>1234567891234,56</text:p>
          </table:table-cell>
          <table:table-cell table:style-name="ce6" office:value-type="float" office:value="2">
            <text:p>2</text:p>
          </table:table-cell>
          <table:table-cell table:style-name="ce11" office:value-type="boolean" office:boolean-value="false">
            <text:p>ЛОЖЬ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23 456 789 123 400,00</text:p>
          </table:table-cell>
          <table:table-cell table:formula="oooc:=FIXED([.C99];[.D99];[.E99])" office:value-type="string" office:string-value="123 456 789 123 400,00">
            <text:p>123 456 789 123 400,00</text:p>
          </table:table-cell>
          <table:table-cell table:style-name="ce6" office:value-type="float" office:value="123456789123400">
            <text:p>123456789123400</text:p>
          </table:table-cell>
          <table:table-cell table:style-name="ce6" office:value-type="float" office:value="2">
            <text:p>2</text:p>
          </table:table-cell>
          <table:table-cell table:style-name="ce11" office:value-type="boolean" office:boolean-value="false">
            <text:p>ЛОЖЬ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text:p>long</text:p>
          </table:table-cell>
          <table:table-cell table:number-columns-repeated="242"/>
        </table:table-row>
        <table:table-row table:style-name="ro2">
          <table:table-cell office:value-type="string">
            <text:p>1 234,6</text:p>
          </table:table-cell>
          <table:table-cell table:formula="oooc:=FIXED([.C100];[.D100])" office:value-type="string" office:string-value="1 234,6">
            <text:p>1 234,6</text:p>
          </table:table-cell>
          <table:table-cell table:style-name="ce6" office:value-type="float" office:value="1234.567">
            <text:p>1234,57</text:p>
          </table:table-cell>
          <table:table-cell table:style-name="ce6" office:value-type="float" office:value="1">
            <text:p>1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-1 230</text:p>
          </table:table-cell>
          <table:table-cell table:formula="oooc:=FIXED([.C101];[.D101])" office:value-type="string" office:string-value="-1 230">
            <text:p>-1 230</text:p>
          </table:table-cell>
          <table:table-cell table:style-name="ce6" office:value-type="float" office:value="-1234.567">
            <text:p>-1234,57</text:p>
          </table:table-cell>
          <table:table-cell table:style-name="ce6" office:value-type="float" office:value="-1">
            <text:p>-1</text:p>
          </table:table-cell>
          <table:table-cell table:style-name="ce6" table:number-columns-repeated="5"/>
          <table:table-cell office:value-type="float" office:value="2">
            <text:p>2</text:p>
          </table:table-cell>
          <table:table-cell table:number-columns-repeated="246"/>
        </table:table-row>
        <table:table-row table:style-name="ro2">
          <table:table-cell office:value-type="string">
            <text:p>1230</text:p>
          </table:table-cell>
          <table:table-cell table:formula="oooc:=FIXED([.C102];[.D102];[.E102])" office:value-type="string" office:string-value="1230">
            <text:p>1230</text:p>
          </table:table-cell>
          <table:table-cell table:style-name="ce6" office:value-type="float" office:value="1234.567">
            <text:p>1234,57</text:p>
          </table:table-cell>
          <table:table-cell table:style-name="ce6" office:value-type="float" office:value="-1">
            <text:p>-1</text:p>
          </table:table-cell>
          <table:table-cell table:style-name="ce11" office:value-type="boolean" office:boolean-value="true">
            <text:p>ИСТИНА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string">
            <text:p>-1230</text:p>
          </table:table-cell>
          <table:table-cell table:formula="oooc:=FIXED([.C103];[.D103];[.E103])" office:value-type="string" office:string-value="-1230">
            <text:p>-1230</text:p>
          </table:table-cell>
          <table:table-cell table:style-name="ce6" office:value-type="float" office:value="-1234.567">
            <text:p>-1234,57</text:p>
          </table:table-cell>
          <table:table-cell table:style-name="ce6" office:value-type="float" office:value="-1">
            <text:p>-1</text:p>
          </table:table-cell>
          <table:table-cell table:style-name="ce11" office:value-type="boolean" office:boolean-value="true">
            <text:p>ИСТИНА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>
          <table:table-cell table:style-name="ce4" office:value-type="string">
            <text:p>123,00 руб.</text:p>
          </table:table-cell>
          <table:table-cell table:formula="oooc:=DOLLAR([.C105])" office:value-type="string" office:string-value="123,00руб.">
            <text:p>123,00руб.</text:p>
          </table:table-cell>
          <table:table-cell table:style-name="ce15" office:value-type="float" office:value="123">
            <text:p>123,00000000000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 office:value-type="string">
            <text:p>DOLLAR</text:p>
          </table:table-cell>
          <table:table-cell office:value-type="string">
            <text:p>DOLLAR</text:p>
          </table:table-cell>
          <table:table-cell table:number-columns-repeated="244"/>
        </table:table-row>
        <table:table-row table:style-name="ro2">
          <table:table-cell table:style-name="ce4" office:value-type="string">
            <text:p>-1 234,57 руб.</text:p>
          </table:table-cell>
          <table:table-cell table:formula="oooc:=DOLLAR([.C106])" office:value-type="string" office:string-value="-1 234,57руб.">
            <text:p>-1 234,57руб.</text:p>
          </table:table-cell>
          <table:table-cell table:style-name="ce15" office:value-type="float" office:value="-1234.567">
            <text:p>-1234,56700000000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/>
          <table:table-cell table:number-columns-repeated="245"/>
        </table:table-row>
        <table:table-row table:style-name="ro3">
          <table:table-cell table:style-name="ce4"/>
          <table:table-cell/>
          <table:table-cell table:style-name="ce15"/>
          <table:table-cell table:style-name="ce6" table:number-columns-repeated="2"/>
          <table:table-cell table:number-columns-repeated="5"/>
          <table:table-cell table:style-name="Default"/>
          <table:table-cell table:number-columns-repeated="245"/>
        </table:table-row>
        <table:table-row table:style-name="ro2">
          <table:table-cell table:style-name="ce4" office:value-type="string">
            <text:p>123 000 руб.</text:p>
          </table:table-cell>
          <table:table-cell table:formula="oooc:=DOLLAR([.C108];[.D108])" office:value-type="string" office:string-value="123 000руб.">
            <text:p>123 000руб.</text:p>
          </table:table-cell>
          <table:table-cell table:style-name="ce15" office:value-type="float" office:value="123345.2346">
            <text:p>123345,23460000000</text:p>
          </table:table-cell>
          <table:table-cell table:style-name="ce6" office:value-type="float" office:value="-3">
            <text:p>-3</text:p>
          </table:table-cell>
          <table:table-cell table:style-name="ce6"/>
          <table:table-cell table:number-columns-repeated="4"/>
          <table:table-cell office:value-type="float" office:value="2">
            <text:p>2</text:p>
          </table:table-cell>
          <table:table-cell table:style-name="Default"/>
          <table:table-cell table:number-columns-repeated="245"/>
        </table:table-row>
        <table:table-row table:style-name="ro2">
          <table:table-cell table:style-name="ce4" office:value-type="string">
            <text:p>12 345,340 руб.</text:p>
          </table:table-cell>
          <table:table-cell table:formula="oooc:=DOLLAR([.C109];[.D109])" office:value-type="string" office:string-value="12 345,340руб.">
            <text:p>12 345,340руб.</text:p>
          </table:table-cell>
          <table:table-cell table:style-name="ce15" office:value-type="float" office:value="12345.34">
            <text:p>12345,34000000000</text:p>
          </table:table-cell>
          <table:table-cell table:style-name="ce6" office:value-type="float" office:value="3">
            <text:p>3</text:p>
          </table:table-cell>
          <table:table-cell table:style-name="ce6"/>
          <table:table-cell table:number-columns-repeated="4"/>
          <table:table-cell office:value-type="float" office:value="2">
            <text:p>2</text:p>
          </table:table-cell>
          <table:table-cell table:style-name="Default"/>
          <table:table-cell table:number-columns-repeated="245"/>
        </table:table-row>
        <table:table-row table:style-name="ro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>
          <table:table-cell office:value-type="string">
            <text:p>ф</text:p>
          </table:table-cell>
          <table:table-cell table:formula="oooc:=CHAR([.C111])" office:value-type="string" office:string-value="�">
            <text:p>�</text:p>
          </table:table-cell>
          <table:table-cell table:style-name="ce9" office:value-type="float" office:value="244">
            <text:p>244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 office:value-type="string">
            <text:p>CHAR</text:p>
          </table:table-cell>
          <table:table-cell office:value-type="string">
            <text:p>CHAR</text:p>
          </table:table-cell>
          <table:table-cell table:number-columns-repeated="244"/>
        </table:table-row>
        <table:table-row table:style-name="ro2">
          <table:table-cell table:style-name="ce4" office:value-type="string">
            <text:p>ё</text:p>
          </table:table-cell>
          <table:table-cell table:formula="oooc:=CHAR([.C112])" office:value-type="string" office:string-value="�">
            <text:p>�</text:p>
          </table:table-cell>
          <table:table-cell table:style-name="ce9" office:value-type="float" office:value="184">
            <text:p>184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/>
          <table:table-cell table:number-columns-repeated="245"/>
        </table:table-row>
        <table:table-row table:style-name="ro3">
          <table:table-cell table:number-columns-repeated="2"/>
          <table:table-cell table:style-name="ce14"/>
          <table:table-cell table:style-name="ce6" table:number-columns-repeated="2"/>
          <table:table-cell table:number-columns-repeated="5"/>
          <table:table-cell table:style-name="Default"/>
          <table:table-cell table:number-columns-repeated="245"/>
        </table:table-row>
        <table:table-row table:style-name="ro2">
          <table:table-cell office:value-type="float" office:value="244">
            <text:p>244</text:p>
          </table:table-cell>
          <table:table-cell table:formula="oooc:=CODE([.C114])" office:value-type="float" office:value="0">
            <text:p>0</text:p>
          </table:table-cell>
          <table:table-cell table:style-name="ce14" office:value-type="string">
            <text:p>ф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 office:value-type="string">
            <text:p>CODE</text:p>
          </table:table-cell>
          <table:table-cell office:value-type="string">
            <text:p>CODE</text:p>
          </table:table-cell>
          <table:table-cell table:number-columns-repeated="244"/>
        </table:table-row>
        <table:table-row table:style-name="ro2">
          <table:table-cell office:value-type="float" office:value="184">
            <text:p>184</text:p>
          </table:table-cell>
          <table:table-cell table:formula="oooc:=CODE([.C115])" office:value-type="float" office:value="0">
            <text:p>0</text:p>
          </table:table-cell>
          <table:table-cell table:style-name="ce14" office:value-type="string">
            <text:p>ё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/>
          <table:table-cell table:number-columns-repeated="245"/>
        </table:table-row>
        <table:table-row table:style-name="ro2">
          <table:table-cell office:value-type="float" office:value="184">
            <text:p>184</text:p>
          </table:table-cell>
          <table:table-cell table:formula="oooc:=CODE([.C116])" office:value-type="float" office:value="0">
            <text:p>0</text:p>
          </table:table-cell>
          <table:table-cell table:style-name="ce14" office:value-type="string">
            <text:p>ёж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/>
          <table:table-cell table:number-columns-repeated="245"/>
        </table:table-row>
        <table:table-row table:style-name="ro2">
          <table:table-cell office:value-type="float" office:value="63">
            <text:p>63</text:p>
          </table:table-cell>
          <table:table-cell table:formula="oooc:=CODE([.C117])" office:value-type="float" office:value="0">
            <text:p>0</text:p>
          </table:table-cell>
          <table:table-cell table:style-name="ce14" office:value-type="string">
            <text:p>ö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/>
          <table:table-cell table:number-columns-repeated="245"/>
        </table:table-row>
        <table:table-row table:style-name="ro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>
          <table:table-cell table:style-name="ce2" office:value-type="float" office:value="35922">
            <text:p>35922</text:p>
          </table:table-cell>
          <table:table-cell table:formula="oooc:=DATEVALUE([.C119])" office:value-type="float" office:value="35922">
            <text:p>35922</text:p>
          </table:table-cell>
          <table:table-cell table:style-name="ce14" office:value-type="string">
            <text:p>7.5.1998</text:p>
          </table:table-cell>
          <table:table-cell table:style-name="ce6" table:number-columns-repeated="2"/>
          <table:table-cell/>
          <table:table-cell table:style-name="ce17"/>
          <table:table-cell table:number-columns-repeated="2"/>
          <table:table-cell office:value-type="float" office:value="1">
            <text:p>1</text:p>
          </table:table-cell>
          <table:table-cell table:style-name="Default" office:value-type="string">
            <text:p>DATEVALUE</text:p>
          </table:table-cell>
          <table:table-cell office:value-type="string">
            <text:p>DATEVALUE</text:p>
          </table:table-cell>
          <table:table-cell table:number-columns-repeated="244"/>
        </table:table-row>
        <table:table-row table:style-name="ro2">
          <table:table-cell table:style-name="ce4" office:value-type="string">
            <text:p>!STR:FE</text:p>
          </table:table-cell>
          <table:table-cell table:formula="oooc:=DATEVALUE([.C120])" office:value-type="float" office:value="35922">
            <text:p>35922</text:p>
          </table:table-cell>
          <table:table-cell table:style-name="ce14" office:value-type="string">
            <text:p>7/5/1998</text:p>
          </table:table-cell>
          <table:table-cell table:style-name="ce6" table:number-columns-repeated="2"/>
          <table:table-cell/>
          <table:table-cell table:style-name="ce17"/>
          <table:table-cell table:number-columns-repeated="2"/>
          <table:table-cell office:value-type="float" office:value="1">
            <text:p>1</text:p>
          </table:table-cell>
          <table:table-cell table:style-name="Default"/>
          <table:table-cell table:number-columns-repeated="245"/>
        </table:table-row>
        <table:table-row table:style-name="ro2">
          <table:table-cell table:style-name="ce4" office:value-type="string">
            <text:p>!STR:FE</text:p>
          </table:table-cell>
          <table:table-cell table:formula="oooc:=DATEVALUE([.C121])" office:value-type="float" office:value="39231">
            <text:p>39231</text:p>
          </table:table-cell>
          <table:table-cell table:style-name="ce14" office:value-type="string">
            <text:p>29 Май 2007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/>
          <table:table-cell table:number-columns-repeated="245"/>
        </table:table-row>
        <table:table-row table:style-name="ro2">
          <table:table-cell table:style-name="ce4" office:value-type="string">
            <text:p>!STR:FE</text:p>
          </table:table-cell>
          <table:table-cell table:formula="oooc:=DATEVALUE([.C122])" office:value-type="float" office:value="39231">
            <text:p>39231</text:p>
          </table:table-cell>
          <table:table-cell table:style-name="ce14" office:value-type="string">
            <text:p>29 МАЙ 2007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/>
          <table:table-cell table:number-columns-repeated="245"/>
        </table:table-row>
        <table:table-row table:style-name="ro2">
          <table:table-cell table:style-name="ce4" office:value-type="string">
            <text:p>!STR:FE</text:p>
          </table:table-cell>
          <table:table-cell table:formula="oooc:=DATEVALUE([.C123])" office:value-type="float" office:value="39231">
            <text:p>39231</text:p>
          </table:table-cell>
          <table:table-cell table:style-name="ce14" office:value-type="string">
            <text:p>29 май 2007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/>
          <table:table-cell table:number-columns-repeated="245"/>
        </table:table-row>
        <table:table-row table:style-name="ro2">
          <table:table-cell table:style-name="ce4" office:value-type="string">
            <text:p>!STR:FE</text:p>
          </table:table-cell>
          <table:table-cell table:formula="oooc:=DATEVALUE([.C124])" office:value-type="float" office:value="39231.5208333333">
            <text:p>39231,52</text:p>
          </table:table-cell>
          <table:table-cell table:style-name="ce14" office:value-type="string">
            <text:p>29 май 2007 12:30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/>
          <table:table-cell table:number-columns-repeated="245"/>
        </table:table-row>
        <table:table-row table:style-name="ro2">
          <table:table-cell table:style-name="ce4" office:value-type="string">
            <text:p>!STR:FE</text:p>
          </table:table-cell>
          <table:table-cell table:formula="oooc:=DATEVALUE([.C125])" office:value-type="float" office:value="39231.521099537">
            <text:p>39231,52</text:p>
          </table:table-cell>
          <table:table-cell table:style-name="ce14" office:value-type="string">
            <text:p>29-май-2007 12:30:23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/>
          <table:table-cell table:number-columns-repeated="245"/>
        </table:table-row>
        <table:table-row table:style-name="ro2">
          <table:table-cell table:style-name="ce4" office:value-type="string">
            <text:p>!STR:FE</text:p>
          </table:table-cell>
          <table:table-cell table:formula="oooc:=DATEVALUE([.C126])" office:value-type="float" office:value="0">
            <text:p>Err:502</text:p>
          </table:table-cell>
          <table:table-cell table:style-name="ce14" office:value-type="string">
            <text:p>29.май.2007 12:30:23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/>
          <table:table-cell table:number-columns-repeated="245"/>
        </table:table-row>
        <table:table-row table:style-name="ro2">
          <table:table-cell table:style-name="ce4" office:value-type="string">
            <text:p>!STR:FE</text:p>
          </table:table-cell>
          <table:table-cell table:formula="oooc:=DATEVALUE([.C127])" office:value-type="float" office:value="0">
            <text:p>Err:502</text:p>
          </table:table-cell>
          <table:table-cell table:style-name="ce14" office:value-type="string">
            <text:p>29 май 2007 г.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/>
          <table:table-cell table:number-columns-repeated="245"/>
        </table:table-row>
        <table:table-row table:style-name="ro2">
          <table:table-cell table:style-name="ce4" office:value-type="string">
            <text:p>!STR:FE</text:p>
          </table:table-cell>
          <table:table-cell table:formula="oooc:=DATEVALUE([.C128])" office:value-type="float" office:value="0">
            <text:p>Err:502</text:p>
          </table:table-cell>
          <table:table-cell table:style-name="ce14" office:value-type="string">
            <text:p>29 Мая 2007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/>
          <table:table-cell table:number-columns-repeated="245"/>
        </table:table-row>
        <table:table-row table:style-name="ro2">
          <table:table-cell table:style-name="ce2" office:value-type="float" office:value="42387">
            <text:p>42387</text:p>
          </table:table-cell>
          <table:table-cell table:formula="oooc:=DATEVALUE([.C129])" office:value-type="float" office:value="35652">
            <text:p>35652</text:p>
          </table:table-cell>
          <table:table-cell table:style-name="ce14" office:value-type="string">
            <text:p>1997.08.10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/>
          <table:table-cell table:number-columns-repeated="245"/>
        </table:table-row>
        <table:table-row table:style-name="ro2">
          <table:table-cell table:style-name="ce2" office:value-type="float" office:value="35652">
            <text:p>35652</text:p>
          </table:table-cell>
          <table:table-cell table:formula="oooc:=DATEVALUE([.C130])" office:value-type="float" office:value="35652">
            <text:p>35652</text:p>
          </table:table-cell>
          <table:table-cell table:style-name="ce14" office:value-type="string">
            <text:p>1997/08/10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/>
          <table:table-cell table:number-columns-repeated="245"/>
        </table:table-row>
        <table:table-row table:style-name="ro2">
          <table:table-cell table:style-name="ce2" office:value-type="float" office:value="35652">
            <text:p>35652</text:p>
          </table:table-cell>
          <table:table-cell table:formula="oooc:=DATEVALUE([.C131])" office:value-type="float" office:value="35652">
            <text:p>35652</text:p>
          </table:table-cell>
          <table:table-cell table:style-name="ce14" office:value-type="string">
            <text:p>1997-08-10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/>
          <table:table-cell table:number-columns-repeated="245"/>
        </table:table-row>
        <table:table-row table:style-name="ro2">
          <table:table-cell table:style-name="ce2" office:value-type="float" office:value="35711">
            <text:p>35711</text:p>
          </table:table-cell>
          <table:table-cell table:formula="oooc:=DATEVALUE([.C132])" office:value-type="float" office:value="35711">
            <text:p>35711</text:p>
          </table:table-cell>
          <table:table-cell table:style-name="ce15" office:value-type="string">
            <text:p>08.10.1997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/>
          <table:table-cell table:number-columns-repeated="245"/>
        </table:table-row>
        <table:table-row table:style-name="ro2">
          <table:table-cell table:style-name="ce4" office:value-type="string">
            <text:p>!STR:FE</text:p>
          </table:table-cell>
          <table:table-cell table:formula="oooc:=DATEVALUE([.C133])" office:value-type="float" office:value="35711">
            <text:p>35711</text:p>
          </table:table-cell>
          <table:table-cell table:style-name="ce15" office:value-type="string">
            <text:p>08-10-1997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/>
          <table:table-cell table:number-columns-repeated="245"/>
        </table:table-row>
        <table:table-row table:style-name="ro2">
          <table:table-cell office:value-type="float" office:value="35922">
            <text:p>35922</text:p>
          </table:table-cell>
          <table:table-cell table:formula="oooc:=DATEVALUE([.C134])" office:value-type="float" office:value="35922">
            <text:p>35922</text:p>
          </table:table-cell>
          <table:table-cell table:style-name="ce15" office:value-type="string">
            <text:p>7.5.98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/>
          <table:table-cell table:number-columns-repeated="245"/>
        </table:table-row>
        <table:table-row table:style-name="ro2">
          <table:table-cell table:style-name="ce4" office:value-type="string">
            <text:p>!STR:FE</text:p>
          </table:table-cell>
          <table:table-cell table:formula="oooc:=DATEVALUE([.C135])" office:value-type="float" office:value="35922.5090277778">
            <text:p>35922,51</text:p>
          </table:table-cell>
          <table:table-cell table:style-name="ce15" office:value-type="string">
            <text:p>7/5/1998 12:13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/>
          <table:table-cell table:number-columns-repeated="245"/>
        </table:table-row>
        <table:table-row table:style-name="ro2">
          <table:table-cell table:style-name="ce4" office:value-type="string">
            <text:p>!STR:FE</text:p>
          </table:table-cell>
          <table:table-cell table:formula="oooc:=DATEVALUE([.C136])" office:value-type="float" office:value="35922.5091898148">
            <text:p>35922,51</text:p>
          </table:table-cell>
          <table:table-cell table:style-name="ce15" office:value-type="string">
            <text:p>7-5-98 12:13:14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/>
          <table:table-cell table:number-columns-repeated="245"/>
        </table:table-row>
        <table:table-row table:style-name="ro3">
          <table:table-cell table:number-columns-repeated="2"/>
          <table:table-cell table:style-name="ce15"/>
          <table:table-cell table:style-name="ce6" table:number-columns-repeated="2"/>
          <table:table-cell table:number-columns-repeated="5"/>
          <table:table-cell table:style-name="Default"/>
          <table:table-cell table:number-columns-repeated="245"/>
        </table:table-row>
        <table:table-row table:style-name="ro2">
          <table:table-cell office:value-type="float" office:value="0.509027777778101">
            <text:p>0,51</text:p>
          </table:table-cell>
          <table:table-cell table:formula="oooc:=TIMEVALUE([.C138])" office:value-type="float" office:value="35922.5090277778">
            <text:p>35922,51</text:p>
          </table:table-cell>
          <table:table-cell table:style-name="ce15" office:value-type="string">
            <text:p>7.5.1998 12: 13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 office:value-type="string">
            <text:p>TIMEVALUE</text:p>
          </table:table-cell>
          <table:table-cell office:value-type="string">
            <text:p>TIMEVALUE</text:p>
          </table:table-cell>
          <table:table-cell table:number-columns-repeated="244"/>
        </table:table-row>
        <table:table-row table:style-name="ro2">
          <table:table-cell table:style-name="ce4" office:value-type="string">
            <text:p>!STR:FE</text:p>
          </table:table-cell>
          <table:table-cell table:formula="oooc:=TIMEVALUE([.C139])" office:value-type="float" office:value="39231.5208333333">
            <text:p>39231,52</text:p>
          </table:table-cell>
          <table:table-cell table:style-name="ce15" office:value-type="string">
            <text:p>29 май 2007 12:30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/>
          <table:table-cell table:number-columns-repeated="245"/>
        </table:table-row>
        <table:table-row table:style-name="ro2">
          <table:table-cell table:style-name="ce4" office:value-type="string">
            <text:p>!STR:FE</text:p>
          </table:table-cell>
          <table:table-cell table:formula="oooc:=TIMEVALUE([.C140])" office:value-type="float" office:value="39231.521099537">
            <text:p>39231,52</text:p>
          </table:table-cell>
          <table:table-cell table:style-name="ce15" office:value-type="string">
            <text:p>29-май-2007 12:30:23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style-name="Default"/>
          <table:table-cell table:number-columns-repeated="245"/>
        </table:table-row>
        <table:table-row table:style-name="ro2">
          <table:table-cell table:style-name="ce4" office:value-type="string">
            <text:p>!STR:FE</text:p>
          </table:table-cell>
          <table:table-cell table:formula="oooc:=TIMEVALUE([.C141])" office:value-type="float" office:value="35922.5090277778">
            <text:p>35922,51</text:p>
          </table:table-cell>
          <table:table-cell table:style-name="ce15" office:value-type="string">
            <text:p>7/5/1998 12:13</text:p>
          </table:table-cell>
          <table:table-cell table:style-name="ce6" table:number-columns-repeated="2"/>
          <table:table-cell table:number-columns-repeated="4"/>
          <table:table-cell office:value-type="float" office:value="1">
            <text:p>1</text:p>
          </table:table-cell>
          <table:table-cell table:number-columns-repeated="246"/>
        </table:table-row>
        <table:table-row table:style-name="ro3" table:number-rows-repeated="99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 table:number-rows-repeated="2">
          <table:table-cell table:style-name="ce5"/>
          <table:table-cell/>
          <table:table-cell table:style-name="ce6" table:number-columns-repeated="7"/>
          <table:table-cell table:number-columns-repeated="247"/>
        </table:table-row>
        <table:table-row table:style-name="ro3" table:number-rows-repeated="20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 table:number-rows-repeated="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 table:number-rows-repeated="2">
          <table:table-cell table:style-name="ce5"/>
          <table:table-cell/>
          <table:table-cell table:style-name="ce6" table:number-columns-repeated="7"/>
          <table:table-cell table:number-columns-repeated="247"/>
        </table:table-row>
        <table:table-row table:style-name="ro3" table:number-rows-repeated="20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 table:number-rows-repeated="8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>
          <table:table-cell table:number-columns-repeated="2"/>
          <table:table-cell table:style-name="ce6"/>
          <table:table-cell table:style-name="ce8"/>
          <table:table-cell table:style-name="ce6" table:number-columns-repeated="5"/>
          <table:table-cell table:number-columns-repeated="247"/>
        </table:table-row>
        <table:table-row table:style-name="ro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>
          <table:table-cell table:number-columns-repeated="2"/>
          <table:table-cell table:style-name="ce6"/>
          <table:table-cell table:style-name="ce7"/>
          <table:table-cell table:style-name="ce6" table:number-columns-repeated="5"/>
          <table:table-cell table:number-columns-repeated="247"/>
        </table:table-row>
        <table:table-row table:style-name="ro3">
          <table:table-cell table:number-columns-repeated="2"/>
          <table:table-cell table:style-name="ce10"/>
          <table:table-cell table:style-name="ce6" table:number-columns-repeated="6"/>
          <table:table-cell table:number-columns-repeated="247"/>
        </table:table-row>
        <table:table-row table:style-name="ro3" table:number-rows-repeated="8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 table:number-rows-repeated="2">
          <table:table-cell table:style-name="ce5"/>
          <table:table-cell/>
          <table:table-cell table:style-name="ce6" table:number-columns-repeated="7"/>
          <table:table-cell table:number-columns-repeated="247"/>
        </table:table-row>
        <table:table-row table:style-name="ro3" table:number-rows-repeated="17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 table:number-rows-repeated="2">
          <table:table-cell table:number-columns-repeated="256"/>
        </table:table-row>
        <table:table-row table:style-name="ro3" table:number-rows-repeated="56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3" table:number-rows-repeated="65149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1">
      <number:number number:decimal-places="2" number:min-integer-digits="1" number:grouping="true"/>
      <number:text>р.</number:text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SFr. </number:text>
      <number:number number:decimal-places="0" number:min-integer-digits="1" number:grouping="true"/>
    </number:number-style>
    <number:number-style style:name="N139">
      <number:text>SFr. -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SFr. </number:text>
      <number:number number:decimal-places="0" number:min-integer-digits="1" number:grouping="true"/>
    </number:number-style>
    <number:number-style style:name="N140">
      <style:text-properties fo:color="#ff0000"/>
      <number:text>SFr. -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SFr. </number:text>
      <number:number number:decimal-places="2" number:min-integer-digits="1" number:grouping="true"/>
    </number:number-style>
    <number:number-style style:name="N142">
      <number:text>SFr. -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SFr. </number:text>
      <number:number number:decimal-places="2" number:min-integer-digits="1" number:grouping="true"/>
    </number:number-style>
    <number:number-style style:name="N143">
      <style:text-properties fo:color="#ff0000"/>
      <number:text>SFr. -</number:text>
      <number:number number:decimal-places="2" number:min-integer-digits="1" number:grouping="true"/>
      <style:map style:condition="value()&gt;=0" style:apply-style-name="N143P0"/>
    </number:number-style>
    <number:number-style style:name="N147P0" style:volatile="true">
      <number:text> SFr. </number:text>
      <number:number number:decimal-places="0" number:min-integer-digits="1" number:grouping="true"/>
      <number:text> </number:text>
    </number:number-style>
    <number:number-style style:name="N147P1" style:volatile="true">
      <number:text> SFr. -</number:text>
      <number:number number:decimal-places="0" number:min-integer-digits="1" number:grouping="true"/>
      <number:text> </number:text>
    </number:number-style>
    <number:number-style style:name="N147P2" style:volatile="true">
      <number:text> SFr.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P1" style:volatile="true">
      <number:text> -</number:text>
      <number:number number:decimal-places="0" number:min-integer-digits="1" number:grouping="true"/>
      <number:text> </number:text>
    </number:number-style>
    <number:number-style style:name="N151P2" style:volatile="true">
      <number:text> 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SFr. </number:text>
      <number:number number:decimal-places="2" number:min-integer-digits="1" number:grouping="true"/>
      <number:text> </number:text>
    </number:number-style>
    <number:number-style style:name="N155P1" style:volatile="true">
      <number:text> SFr. -</number:text>
      <number:number number:decimal-places="2" number:min-integer-digits="1" number:grouping="true"/>
      <number:text> </number:text>
    </number:number-style>
    <number:number-style style:name="N155P2" style:volatile="true">
      <number:text> SFr.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2" number:min-integer-digits="1" number:grouping="true"/>
      <number:text> </number:text>
    </number:number-style>
    <number:number-style style:name="N159P1" style:volatile="true">
      <number:text> -</number:text>
      <number:number number:decimal-places="2" number:min-integer-digits="1" number:grouping="true"/>
      <number:text> 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8" number:min-integer-digits="1"/>
    </number:number-style>
    <number:number-style style:name="N161">
      <number:number number:decimal-places="7" number:min-integer-digits="1"/>
    </number:number-style>
    <number:number-style style:name="N162">
      <number:number number:decimal-places="6" number:min-integer-digits="1"/>
    </number:number-style>
    <number:number-style style:name="N163">
      <number:number number:decimal-places="5" number:min-integer-digits="1"/>
    </number:number-style>
    <number:number-style style:name="N164">
      <number:number number:decimal-places="4" number:min-integer-digits="1"/>
    </number:number-style>
    <number:number-style style:name="N165">
      <number:number number:decimal-places="3" number:min-integer-digits="1"/>
    </number:number-style>
    <number:number-style style:name="N168P0" style:volatile="true">
      <number:number number:decimal-places="3" number:min-integer-digits="1" number:grouping="true"/>
      <number:text> </number:text>
    </number:number-style>
    <number:number-style style:name="N168P1" style:volatile="true">
      <number:text> -</number:text>
      <number:number number:decimal-places="3" number:min-integer-digits="1" number:grouping="true"/>
      <number:text> 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number number:decimal-places="4" number:min-integer-digits="1" number:grouping="true"/>
      <number:text> </number:text>
    </number:number-style>
    <number:number-style style:name="N171P1" style:volatile="true">
      <number:text> -</number:text>
      <number:number number:decimal-places="4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4P0" style:volatile="true">
      <number:number number:decimal-places="5" number:min-integer-digits="1" number:grouping="true"/>
      <number:text> </number:text>
    </number:number-style>
    <number:number-style style:name="N174P1" style:volatile="true">
      <number:text> -</number:text>
      <number:number number:decimal-places="5" number:min-integer-digits="1" number:grouping="true"/>
      <number:text> </number:text>
    </number:number-style>
    <number:number-style style:name="N174P2" style:volatile="true">
      <number:text>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7P0" style:volatile="true">
      <number:number number:decimal-places="6" number:min-integer-digits="1" number:grouping="true"/>
      <number:text> </number:text>
    </number:number-style>
    <number:number-style style:name="N177P1" style:volatile="true">
      <number:text> -</number:text>
      <number:number number:decimal-places="6" number:min-integer-digits="1" number:grouping="true"/>
      <number:text> </number:text>
    </number:number-style>
    <number:number-style style:name="N177P2" style:volatile="true">
      <number:text> -</number:text>
      <number:number number: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0P0" style:volatile="true">
      <number:number number:decimal-places="1" number:min-integer-digits="1" number:grouping="true"/>
      <number:text> </number:text>
    </number:number-style>
    <number:number-style style:name="N180P1" style:volatile="true">
      <number:text> -</number:text>
      <number:number number:decimal-places="1" number:min-integer-digits="1" number:grouping="true"/>
      <number:text> </number:text>
    </number:number-style>
    <number:number-style style:name="N180P2" style:volatile="true">
      <number:text> -</number:text>
      <number:number number:decimal-places="0" number:min-integer-digits="0"/>
      <number:text>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number:min-integer-digits="1" number:grouping="true"/>
      <number:text> </number:text>
    </number:number-style>
    <number:number-style style:name="N181P1" style:volatile="true">
      <number:text> -</number:text>
      <number:number number:decimal-places="0" number:min-integer-digits="1" number:grouping="true"/>
      <number:text> </number:text>
    </number:number-style>
    <number:number-style style:name="N181P2" style:volatile="true">
      <number:text> -</number:text>
      <number:number number: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date-style style:name="N190">
      <number:day/>
      <number:text> </number:text>
      <number:month number:style="long" number:textual="true"/>
      <number:text> </number:text>
      <number:year number:style="long"/>
      <number:text> г.</number:text>
    </number:date-style>
    <number:currency-style style:name="N191">
      <number:currency-symbol number:language="en" number:country="US">$</number:currency-symbol>
      <number:number number:decimal-places="2" number:min-integer-digits="1" number:grouping="true"/>
    </number:currency-style>
    <number:number-style style:name="N192">
      <number:number number:decimal-places="1" number:min-integer-digits="1"/>
    </number:number-style>
    <number:number-style style:name="N193">
      <number:number number:decimal-places="15" number:min-integer-digits="1"/>
    </number:number-style>
    <number:number-style style:name="N194">
      <number:number number:decimal-places="10" number:min-integer-digits="1"/>
    </number:number-style>
    <number:number-style style:name="N195">
      <number:number number:decimal-places="18" number:min-integer-digits="1"/>
    </number:number-style>
    <number:number-style style:name="N196">
      <number:number number:decimal-places="30" number:min-integer-digits="1"/>
    </number:number-style>
    <number:number-style style:name="N197">
      <number:number number:decimal-places="19" number:min-integer-digits="1"/>
    </number:number-style>
    <number:number-style style:name="N198">
      <number:number number:decimal-places="25" number:min-integer-digits="1"/>
    </number:number-style>
    <number:number-style style:name="N199">
      <number:number number:decimal-places="11" number:min-integer-digits="1"/>
    </number:number-style>
    <number:number-style style:name="N200">
      <number:number number:decimal-places="20" number:min-integer-digits="1"/>
    </number:number-style>
    <number:number-style style:name="N202P0" style:volatile="true">
      <number:text> </number:text>
      <number:number number:decimal-places="0" number:min-integer-digits="1" number:grouping="true"/>
      <number:text>    </number:text>
    </number:number-style>
    <number:number-style style:name="N202P1" style:volatile="true">
      <number:text>-</number:text>
      <number:number number:decimal-places="0" number:min-integer-digits="1" number:grouping="true"/>
      <number:text>    </number:text>
    </number:number-style>
    <number:number-style style:name="N202P2" style:volatile="true">
      <number:text> -   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number:text> </number:text>
      <number:number number:decimal-places="0" number:min-integer-digits="1" number:grouping="true"/>
      <number:text>р. </number:text>
    </number:number-style>
    <number:number-style style:name="N204P1" style:volatile="true">
      <number:text>-</number:text>
      <number:number number:decimal-places="0" number:min-integer-digits="1" number:grouping="true"/>
      <number:text>р. </number:text>
    </number:number-style>
    <number:number-style style:name="N204P2" style:volatile="true">
      <number:text> -р.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 </number:text>
      <number:number number:decimal-places="2" number:min-integer-digits="1" number:grouping="true"/>
      <number:text>    </number:text>
    </number:number-style>
    <number:number-style style:name="N206P1" style:volatile="true">
      <number:text>-</number:text>
      <number:number number:decimal-places="2" number:min-integer-digits="1" number:grouping="true"/>
      <number:text>    </number:text>
    </number:number-style>
    <number:number-style style:name="N206P2" style:volatile="true">
      <number:text> -</number:text>
      <number:number number:decimal-places="0" number:min-integer-digits="0"/>
      <number:text>    </number:text>
    </number:number-style>
    <number:text-style style:name="N206"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text> </number:text>
      <number:number number:decimal-places="2" number:min-integer-digits="1" number:grouping="true"/>
      <number:text>р. </number:text>
    </number:number-style>
    <number:number-style style:name="N208P1" style:volatile="true">
      <number:text>-</number:text>
      <number:number number:decimal-places="2" number:min-integer-digits="1" number:grouping="true"/>
      <number:text>р. </number:text>
    </number:number-style>
    <number:number-style style:name="N208P2" style:volatile="true">
      <number:text> -</number:text>
      <number:number number:decimal-places="0" number:min-integer-digits="0"/>
      <number:text>р.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0P0" style:volatile="true">
      <number:text> </number:text>
      <number:number number:decimal-places="0" number:min-integer-digits="1" number:grouping="true"/>
      <number:text> </number:text>
    </number:number-style>
    <number:number-style style:name="N210P1" style:volatile="true">
      <number:text> -</number:text>
      <number:number number:decimal-places="0" number:min-integer-digits="1" number:grouping="true"/>
      <number:text> </number:text>
    </number:number-style>
    <number:number-style style:name="N210P2" style:volatile="true">
      <number:text> - </number:text>
    </number:number-style>
    <number:text-style style:name="N210"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2P0" style:volatile="true">
      <number:text> </number:text>
      <number:number number:decimal-places="2" number:min-integer-digits="1" number:grouping="true"/>
      <number:text> </number:text>
    </number:number-style>
    <number:number-style style:name="N212P1" style:volatile="true">
      <number:text> -</number:text>
      <number:number number:decimal-places="2" number:min-integer-digits="1" number:grouping="true"/>
      <number:text> </number:text>
    </number:number-style>
    <number:number-style style:name="N212P2" style:volatile="true">
      <number:text> -</number:text>
      <number:number number:decimal-places="0" number:min-integer-digits="0"/>
      <number:text>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text> </number:text>
      <number:number number:decimal-places="3" number:min-integer-digits="1" number:grouping="true"/>
      <number:text> </number:text>
    </number:number-style>
    <number:number-style style:name="N214P1" style:volatile="true">
      <number:text> -</number:text>
      <number:number number:decimal-places="3" number:min-integer-digits="1" number:grouping="true"/>
      <number:text> </number:text>
    </number:number-style>
    <number:number-style style:name="N214P2" style:volatile="true">
      <number:text> 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text> </number:text>
      <number:number number:decimal-places="4" number:min-integer-digits="1" number:grouping="true"/>
      <number:text> </number:text>
    </number:number-style>
    <number:number-style style:name="N216P1" style:volatile="true">
      <number:text> -</number:text>
      <number:number number:decimal-places="4" number:min-integer-digits="1" number:grouping="true"/>
      <number:text> </number:text>
    </number:number-style>
    <number:number-style style:name="N216P2" style:volatile="true">
      <number:text> -</number:text>
      <number:number number:decimal-places="0" number:min-integer-digits="0"/>
      <number:text>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18P0" style:volatile="true">
      <number:text> </number:text>
      <number:number number:decimal-places="5" number:min-integer-digits="1" number:grouping="true"/>
      <number:text> </number:text>
    </number:number-style>
    <number:number-style style:name="N218P1" style:volatile="true">
      <number:text> -</number:text>
      <number:number number:decimal-places="5" number:min-integer-digits="1" number:grouping="true"/>
      <number:text> </number:text>
    </number:number-style>
    <number:number-style style:name="N218P2" style:volatile="true">
      <number:text> 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text> </number:text>
      <number:number number:decimal-places="6" number:min-integer-digits="1" number:grouping="true"/>
      <number:text> </number:text>
    </number:number-style>
    <number:number-style style:name="N220P1" style:volatile="true">
      <number:text> -</number:text>
      <number:number number:decimal-places="6" number:min-integer-digits="1" number:grouping="true"/>
      <number:text> </number:text>
    </number:number-style>
    <number:number-style style:name="N220P2" style:volatile="true">
      <number:text> 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text> </number:text>
      <number:number number:decimal-places="1" number:min-integer-digits="1" number:grouping="true"/>
      <number:text> </number:text>
    </number:number-style>
    <number:number-style style:name="N222P1" style:volatile="true">
      <number:text> -</number:text>
      <number:number number:decimal-places="1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P0" style:volatile="true">
      <number:text> </number:text>
      <number:number number:decimal-places="0" number:min-integer-digits="1" number:grouping="true"/>
      <number:text> </number:text>
    </number:number-style>
    <number:number-style style:name="N223P1" style:volatile="true">
      <number:text> -</number:text>
      <number:number number:decimal-places="0" number:min-integer-digits="1" number:grouping="true"/>
      <number:text> </number:text>
    </number:number-style>
    <number:number-style style:name="N223P2" style:volatile="true">
      <number:text> -</number:text>
      <number:number number:decimal-places="0" number:min-integer-digits="0"/>
      <number:text>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  <style:style style:name="Excel_5f_CondFormat_5f_1_5f_2_5f_1" style:display-name="Excel_CondFormat_1_2_1" style:family="table-cell" style:parent-style-name="Default">
      <style:table-cell-properties fo:background-color="#ccffcc"/>
    </style:style>
    <style:style style:name="Excel_5f_BuiltIn_5f_Percent" style:display-name="Excel_BuiltIn_Percent" style:family="table-cell" style:parent-style-name="Default" style:data-style-name="N10"/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1">21.04.2008</text:date>, <text:time>15:49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creation-date>2005-11-22T22:05:38</meta:creation-date>
    <dc:date>2008-04-21T15:49:59</dc:date>
    <dc:language>ru-RU</dc:language>
    <meta:editing-cycles>13</meta:editing-cycles>
    <meta:editing-duration>PT36M25S</meta:editing-duration>
    <meta:user-defined meta:name="Info 1"/>
    <meta:user-defined meta:name="Info 2"/>
    <meta:user-defined meta:name="Info 3"/>
    <meta:user-defined meta:name="Info 4"/>
    <meta:document-statistic meta:table-count="1" meta:cell-count="673"/>
  </office:meta>
</office:document-meta>
</file>